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1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3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238cm" svg:y="35.592cm">
          <draw:text-box>
            <text:p><text:span text:style-name="T2">sum: 10</text:span></text:p>
          </draw:text-box>
        </draw:frame>
        <draw:frame draw:style-name="gr2" draw:text-style-name="P3" draw:layer="layout" svg:width="3.279cm" svg:height="1.204cm" svg:x="8.438cm" svg:y="36.492cm">
          <draw:text-box>
            <text:p><text:span text:style-name="T2">min: 10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5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6" draw:text-style-name="P5" draw:layer="layout" svg:width="2.729cm" svg:height="2.67cm" svg:x="19.265cm" svg:y="3.332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1.912cm" svg:y="3.332cm">
          <text:p text:style-name="P1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4.559cm" svg:y="3.332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7.206cm" svg:y="3.332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9.853cm" svg:y="3.332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2.5cm" svg:y="3.332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5.147cm" svg:y="3.33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20.275cm" svg:y="1.823cm">
          <draw:text-box>
            <text:p><text:span text:style-name="T2">0</text:span></text:p>
          </draw:text-box>
        </draw:frame>
        <draw:frame draw:style-name="gr8" draw:text-style-name="P3" draw:layer="layout" svg:width="1.523cm" svg:height="1.485cm" svg:x="22.67cm" svg:y="1.823cm">
          <draw:text-box>
            <text:p><text:span text:style-name="T2">1 </text:span></text:p>
          </draw:text-box>
        </draw:frame>
        <draw:frame draw:style-name="gr7" draw:text-style-name="P3" draw:layer="layout" svg:width="1.225cm" svg:height="1.485cm" svg:x="25.317cm" svg:y="1.823cm">
          <draw:text-box>
            <text:p><text:span text:style-name="T2">2</text:span></text:p>
          </draw:text-box>
        </draw:frame>
        <draw:frame draw:style-name="gr7" draw:text-style-name="P3" draw:layer="layout" svg:width="1.225cm" svg:height="1.485cm" svg:x="27.964cm" svg:y="1.823cm">
          <draw:text-box>
            <text:p><text:span text:style-name="T2">3</text:span></text:p>
          </draw:text-box>
        </draw:frame>
        <draw:frame draw:style-name="gr7" draw:text-style-name="P3" draw:layer="layout" svg:width="1.225cm" svg:height="1.485cm" svg:x="30.611cm" svg:y="1.823cm">
          <draw:text-box>
            <text:p><text:span text:style-name="T2">4</text:span></text:p>
          </draw:text-box>
        </draw:frame>
        <draw:frame draw:style-name="gr7" draw:text-style-name="P3" draw:layer="layout" svg:width="1.225cm" svg:height="1.485cm" svg:x="33.258cm" svg:y="1.823cm">
          <draw:text-box>
            <text:p><text:span text:style-name="T2">5</text:span></text:p>
          </draw:text-box>
        </draw:frame>
        <draw:frame draw:style-name="gr9" draw:text-style-name="P3" draw:layer="layout" svg:width="1.226cm" svg:height="1.485cm" svg:x="35.652cm" svg:y="1.823cm">
          <draw:text-box>
            <text:p><text:span text:style-name="T2">6</text:span></text:p>
          </draw:text-box>
        </draw:frame>
        <draw:custom-shape draw:style-name="gr6" draw:text-style-name="P1" draw:layer="layout" svg:width="2.729cm" svg:height="2.67cm" svg:x="37.794cm" svg:y="3.332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0.441cm" svg:y="3.332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3.088cm" svg:y="3.332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38.552cm" svg:y="1.823cm">
          <draw:text-box>
            <text:p><text:span text:style-name="T2">7</text:span></text:p>
          </draw:text-box>
        </draw:frame>
        <draw:frame draw:style-name="gr7" draw:text-style-name="P3" draw:layer="layout" svg:width="1.225cm" svg:height="1.485cm" svg:x="41.199cm" svg:y="1.823cm">
          <draw:text-box>
            <text:p><text:span text:style-name="T2">8</text:span></text:p>
          </draw:text-box>
        </draw:frame>
        <draw:frame draw:style-name="gr7" draw:text-style-name="P3" draw:layer="layout" svg:width="1.225cm" svg:height="1.485cm" svg:x="43.846cm" svg:y="1.823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48:32.332042440</dc:date>
    <dc:creator>elucterio </dc:creator>
    <meta:editing-duration>PT1H51M4S</meta:editing-duration>
    <meta:editing-cycles>22</meta:editing-cycles>
    <meta:generator>LibreOffice/4.2.8.2$Linux_X86_64 LibreOffice_project/420m0$Build-2</meta:generator>
    <meta:document-statistic meta:object-count="97"/>
  </office:meta>
</office:document-meta>
</file>